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638cm" style:use-optimal-column-width="false"/>
    </style:style>
    <style:style style:name="co2" style:family="table-column">
      <style:table-column-properties style:column-width="8.637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line-height="100%" fo:text-align="start" fo:text-indent="1.00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style:text-autospace="none"/>
    </style:style>
    <style:style style:name="P6" style:family="paragraph">
      <style:paragraph-properties fo:text-align="end" style:text-autospace="none"/>
    </style:style>
    <style:style style:name="T1" style:family="text">
      <style:text-properties fo:color="#000000" style:text-line-through-style="none" style:text-line-through-type="none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super 58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omparing Distributional Profiles:</text:p>
            <text:p>Cosine Similar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ember Distributional Semantic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 text:style-name="P1"><text:span text:style-name="T1">John Rupert Firth and Zellig Harris</text:span></text:p>
                <text:list>
                  <text:list-item>
                    <text:p xml:id="id2" text:id="id2" text:style-name="P1"><text:span text:style-name="T1">the most precise way of determining a word’s meaning is by investigating the meanings of the words that occur along with that word.</text:span><text:span text:style-name="T2">2</text:span></text:p>
                  </text:list-item>
                </text:list>
              </text:list-item>
              <text:list-item>
                <text:p xml:id="id3" text:id="id3" text:style-name="P1"><text:span text:style-name="T1">Distributional Semantics</text:span></text:p>
                <text:list>
                  <text:list-item>
                    <text:p xml:id="id4" text:id="id4" text:style-name="P1"><text:span text:style-name="T1">“</text:span><text:span text:style-name="T1">linguistic items with similar distributions have similar meanings”</text:span><text:span text:style-name="T2">3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tributional Pro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" text:id="id5">LL calculations → distributional profiles for every word in your document</text:p>
              </text:list-item>
              <text:list-item>
                <text:p xml:id="id6" text:id="id6">We could analyze these by hand (like the HW)</text:p>
              </text:list-item>
              <text:list-item>
                <text:p xml:id="id7" text:id="id7">But if you have 5000 types in your document...</text:p>
              </text:list-item>
              <text:list-item>
                <text:p xml:id="id8" text:id="id8">you will have a 5000x5000 matrix to analyze</text:p>
              </text:list-item>
              <text:list-item>
                <text:p xml:id="id9" text:id="id9">This is difficult to do by han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asuring Similar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0" text:id="id10">If we want to find which word meanings are most similar</text:p>
              </text:list-item>
              <text:list-item>
                <text:p xml:id="id11" text:id="id11">We can use cosine similarity</text:p>
              </text:list-item>
              <text:list-item>
                <text:p xml:id="id12" text:id="id12">We have used it already</text:p>
              </text:list-item>
              <text:list-item>
                <text:p xml:id="id13" text:id="id13">But here is how it wor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ine Simila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 xml:id="id15" text:id="id15">In Python, that looks like this...</text:p>
              </text:list-item>
            </text:list>
          </draw:text-box>
        </draw:frame>
        <draw:frame draw:style-name="gr2" draw:text-style-name="P2" xml:id="id14" draw:id="id14" draw:layer="layout" svg:width="18.161cm" svg:height="5.225cm" svg:x="3.048cm" svg:y="5.18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ine Similarity Python Code</text:p>
          </draw:text-box>
        </draw:frame>
        <draw:frame presentation:style-name="pr4" draw:layer="layout" svg:width="25.199cm" svg:height="12.179cm" svg:x="1.4cm" svg:y="4.914cm" presentation:class="outline">
          <draw:text-box>
            <text:p xml:id="id16" text:id="id16" text:style-name="P3"><text:span text:style-name="T3">c1 = {ἐγώ: 0.00015636973, αὐτός: -0.00656411755…}</text:span></text:p>
            <text:p xml:id="id17" text:id="id17" text:style-name="P3"><text:span text:style-name="T3">c2 = {ἐγώ: 0.58764128248, αὐτός: 0.00000217846…}</text:span></text:p>
            <text:p xml:id="id18" text:id="id18" text:style-name="P3"><text:span text:style-name="T3">terms = set(c1).union(c2) </text:span></text:p>
            <text:p xml:id="id19" text:id="id19" text:style-name="P3"><text:span text:style-name="T3">dotprod = sum(c1.get(k, 0) * c2.get(k, 0) for k in terms) </text:span></text:p>
            <text:p xml:id="id20" text:id="id20" text:style-name="P3"><text:span text:style-name="T3">magA = math.sqrt(sum(c1.get(k, 0)**2 for k in terms))</text:span></text:p>
            <text:p xml:id="id21" text:id="id21" text:style-name="P3"><text:span text:style-name="T3">magB = math.sqrt(sum(c2.get(k, 0)**2 for k in terms))</text:span></text:p>
            <text:p xml:id="id22" text:id="id22" text:style-name="P3"><text:span text:style-name="T3">return dotprod / (magA * magB) </text:span></text:p>
            <text:list text:style-name="L2">
              <text:list-item>
                <text:p xml:id="id23" text:id="id23" text:style-name="P3"><text:span text:style-name="T3">But that is extremely slow, so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use the SKLearn function!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4">from sklearn.metrics.pairwise import pairwise_distances</text:span></text:p>
                <text:p xml:id="id25" text:id="id25"><text:span text:style-name="T4">CS_Dists = pairwise_distances(LL, metric = 'cosine')</text:span></text:p>
              </text:list-header>
              <text:list-item>
                <text:p xml:id="id26" text:id="id26"><text:span text:style-name="T4">This does two things:</text:span></text:p>
                <text:list>
                  <text:list-item>
                    <text:p xml:id="id27" text:id="id27"><text:span text:style-name="T4">First, it vectorizes the whole calculation</text:span></text:p>
                  </text:list-item>
                  <text:list-item>
                    <text:p xml:id="id28" text:id="id28"><text:span text:style-name="T4">Second, it does the whole thing in C</text:span></text:p>
                  </text:list-item>
                </text:list>
              </text:list-item>
              <text:list-item>
                <text:p xml:id="id29" text:id="id29"><text:span text:style-name="T4">And now you are finished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results!</text:p>
          </draw:text-box>
        </draw:frame>
        <draw:frame draw:style-name="standard" draw:layer="layout" svg:width="25.912cm" svg:height="10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Greek Word</text:p>
              </table:table-cell>
              <table:table-cell>
                <text:p text:style-name="P2">English Translation</text:p>
              </table:table-cell>
              <table:table-cell>
                <text:p text:style-name="P2">Cosine Distance</text:p>
              </table:table-cell>
            </table:table-row>
            <table:table-row table:style-name="ro1" table:default-cell-style-name="ce2">
              <table:table-cell>
                <text:p text:style-name="P5">θεός</text:p>
              </table:table-cell>
              <table:table-cell table:style-name="ce1">
                <text:p text:style-name="P2">God</text:p>
              </table:table-cell>
              <table:table-cell>
                <text:p text:style-name="P6">1.78745906965E-014</text:p>
              </table:table-cell>
            </table:table-row>
            <table:table-row table:style-name="ro1" table:default-cell-style-name="ce2">
              <table:table-cell>
                <text:p text:style-name="P5">ὁ</text:p>
              </table:table-cell>
              <table:table-cell table:style-name="ce1">
                <text:p text:style-name="P2">the</text:p>
              </table:table-cell>
              <table:table-cell>
                <text:p text:style-name="P6">0.1901116586</text:p>
              </table:table-cell>
            </table:table-row>
            <table:table-row table:style-name="ro1" table:default-cell-style-name="ce2">
              <table:table-cell>
                <text:p text:style-name="P5">σύ</text:p>
              </table:table-cell>
              <table:table-cell table:style-name="ce1">
                <text:p text:style-name="P2">you</text:p>
              </table:table-cell>
              <table:table-cell>
                <text:p text:style-name="P6">0.338482433</text:p>
              </table:table-cell>
            </table:table-row>
            <table:table-row table:style-name="ro1" table:default-cell-style-name="ce2">
              <table:table-cell>
                <text:p text:style-name="P5">ἐξομολογέω</text:p>
              </table:table-cell>
              <table:table-cell table:style-name="ce1">
                <text:p text:style-name="P2">confess</text:p>
              </table:table-cell>
              <table:table-cell>
                <text:p text:style-name="P6">0.3459202137</text:p>
              </table:table-cell>
            </table:table-row>
            <table:table-row table:style-name="ro1" table:default-cell-style-name="ce2">
              <table:table-cell>
                <text:p text:style-name="P5">οὐρανός</text:p>
              </table:table-cell>
              <table:table-cell table:style-name="ce1">
                <text:p text:style-name="P2">heaven</text:p>
              </table:table-cell>
              <table:table-cell>
                <text:p text:style-name="P6">0.3493830955</text:p>
              </table:table-cell>
            </table:table-row>
            <table:table-row table:style-name="ro1" table:default-cell-style-name="ce2">
              <table:table-cell>
                <text:p text:style-name="P5">ἅγιος</text:p>
              </table:table-cell>
              <table:table-cell table:style-name="ce1">
                <text:p text:style-name="P2">holy</text:p>
              </table:table-cell>
              <table:table-cell>
                <text:p text:style-name="P6">0.3554291573</text:p>
              </table:table-cell>
            </table:table-row>
            <table:table-row table:style-name="ro1" table:default-cell-style-name="ce2">
              <table:table-cell>
                <text:p text:style-name="P5">δοῦλος</text:p>
              </table:table-cell>
              <table:table-cell table:style-name="ce1">
                <text:p text:style-name="P2">servant</text:p>
              </table:table-cell>
              <table:table-cell>
                <text:p text:style-name="P6">0.355503958</text:p>
              </table:table-cell>
            </table:table-row>
            <table:table-row table:style-name="ro1" table:default-cell-style-name="ce2">
              <table:table-cell>
                <text:p text:style-name="P5">λαός</text:p>
              </table:table-cell>
              <table:table-cell table:style-name="ce1">
                <text:p text:style-name="P2">people</text:p>
              </table:table-cell>
              <table:table-cell>
                <text:p text:style-name="P6">0.3631526666</text:p>
              </table:table-cell>
            </table:table-row>
            <table:table-row table:style-name="ro1" table:default-cell-style-name="ce2">
              <table:table-cell>
                <text:p text:style-name="P5">χριστός</text:p>
              </table:table-cell>
              <table:table-cell table:style-name="ce1">
                <text:p text:style-name="P2">anointed</text:p>
              </table:table-cell>
              <table:table-cell>
                <text:p text:style-name="P6">0.3776761066</text:p>
              </table:table-cell>
            </table:table-row>
            <table:table-row table:style-name="ro1" table:default-cell-style-name="ce2">
              <table:table-cell>
                <text:p text:style-name="P5">οἶκος</text:p>
              </table:table-cell>
              <table:table-cell table:style-name="ce1">
                <text:p text:style-name="P2">house</text:p>
              </table:table-cell>
              <table:table-cell>
                <text:p text:style-name="P6">0.377929449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 they mea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0" text:id="id30">They are not synonyms</text:p>
              </text:list-item>
              <text:list-item>
                <text:p xml:id="id31" text:id="id31">Instead, they suggest topics that God is associated with</text:p>
              </text:list-item>
              <text:list-item>
                <text:p xml:id="id32" text:id="id32">The interpretation comes in when looking at what these topics are</text:p>
              </text:list-item>
              <text:list-item>
                <text:p xml:id="id33" text:id="id33">So what do these results tell us about God in the Old Testamen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4" text:id="id34">Calculate cosine similarity for the LL lists you produced for last week's homework</text:p>
              </text:list-item>
              <text:list-item>
                <text:p xml:id="id35" text:id="id35">And then interpret:</text:p>
                <text:list>
                  <text:list-item>
                    <text:p xml:id="id36" text:id="id36">Choose 5 important words</text:p>
                  </text:list-item>
                  <text:list-item>
                    <text:p xml:id="id37" text:id="id37">Compare the 10 most similar words for each word</text:p>
                  </text:list-item>
                  <text:list-item>
                    <text:p xml:id="id38" text:id="id38">Do this for all 4 window sizes (4, 8, 12, 16)</text:p>
                  </text:list-item>
                  <text:list-item>
                    <text:p xml:id="id39" text:id="id39">Write one page: </text:p>
                  </text:list-item>
                  <text:list-item>
                    <text:p xml:id="id40" text:id="id40">Does this suggest the same window size as LL? <text:s/>What makes you say thi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23T13:40:03.231719879</meta:creation-date>
    <dc:date>2014-06-23T21:42:46.884762354</dc:date>
    <meta:editing-duration>PT6H39M4S</meta:editing-duration>
    <meta:editing-cycles>13</meta:editing-cycles>
    <meta:generator>LibreOffice/4.2.3.3$Linux_X86_64 LibreOffice_project/420m0$Build-3</meta:generator>
    <meta:document-statistic meta:object-count="61"/>
  </office:meta>
</office:document-meta>
</file>

<file path=Object 1/content.xml><?xml version="1.0" encoding="utf-8"?>
<math xmlns="http://www.w3.org/1998/Math/MathML" display="block">
  <semantics>
    <mrow>
      <mrow>
        <mi mathvariant="italic">similarity</mi>
        <mo stretchy="false">=</mo>
        <mi>cos</mi>
      </mrow>
      <mrow>
        <mrow>
          <mo fence="true" stretchy="false">(</mo>
          <mrow>
            <mi mathvariant="normal">θ</mi>
          </mrow>
          <mo fence="true" stretchy="false">)</mo>
        </mrow>
        <mo stretchy="false">=</mo>
        <mfrac>
          <mrow>
            <mi>A</mi>
            <mo stretchy="false">⋅</mo>
            <mi>B</mi>
          </mrow>
          <mrow>
            <mrow>
              <mo fence="true" stretchy="false">‖</mo>
              <mrow>
                <mi>A</mi>
              </mrow>
              <mo fence="true" stretchy="false">‖</mo>
            </mrow>
            <mrow>
              <mo fence="true" stretchy="false">‖</mo>
              <mrow>
                <mi>B</mi>
              </mrow>
              <mo fence="true" stretchy="false">‖</mo>
            </mrow>
          </mrow>
        </mfrac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A</mi>
                <mi>i</mi>
              </msub>
              <mo stretchy="false">×</mo>
              <msub>
                <mi>B</mi>
                <mi>i</mi>
              </msub>
            </mrow>
          </mrow>
          <mrow>
            <msqrt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sub>
                        <mi>A</mi>
                        <mi>i</mi>
                      </msub>
                    </mrow>
                    <mo fence="true" stretchy="false">)</mo>
                  </mrow>
                  <mn>2</mn>
                </msup>
              </mrow>
            </msqrt>
            <msqrt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p>
                  <mrow>
                    <mo fence="true" stretchy="false">(</mo>
                    <mrow>
                      <msub>
                        <mi>B</mi>
                        <mi>i</mi>
                      </msub>
                    </mrow>
                    <mo fence="true" stretchy="false">)</mo>
                  </mrow>
                  <mn>2</mn>
                </msup>
              </mrow>
            </msqrt>
          </mrow>
        </mfrac>
      </mrow>
    </mrow>
    <annotation encoding="StarMath 5.0">similarity = cos( %theta  ) =  {A cdot B} over { ldline A rdline ldline B rdline  }  = 
{ sum from { { i = 1 } } to { n } {{ A_{i} times  B_{i}}} over { sqrt{ sum from { {i=1} } to {n} { { (A_{i})^{2}  } } } sqrt{ sum from { {i=1} } to {n} { { (B_{i})^{2}  } } } } } </annotation>
  </semantics>
</math>
</file>